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Light SemiCondensed" svg:font-family="'Bahnschrift Light SemiCondensed'" style:font-adornments="Light SemiCondensed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0a147c" officeooo:paragraph-rsid="000a147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a147c" officeooo:paragraph-rsid="000a147c" style:font-size-asian="12pt" style:font-size-complex="12pt"/>
    </style:style>
    <style:style style:name="P3" style:family="paragraph" style:parent-style-name="Standard">
      <style:text-properties style:font-name="DejaVu Sans Condensed" fo:font-size="12pt" officeooo:paragraph-rsid="0006fb48" style:font-size-asian="12pt" style:font-size-complex="12pt"/>
    </style:style>
    <style:style style:name="P4" style:family="paragraph" style:parent-style-name="Standard">
      <style:text-properties style:font-name="DejaVu Sans Condensed" fo:font-size="12pt" fo:font-weight="bold" officeooo:rsid="000bc635" officeooo:paragraph-rsid="000bc63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rsid="000bc635" officeooo:paragraph-rsid="000bc635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tifruit</text:p>
      <text:p text:style-name="P2"/>
      <text:p text:style-name="P3">Banana prata – R$ 5,50/kg<text:line-break/>Banana nanica – R$ 4,80/kg<text:line-break/>Banana da terra – R$ 7,50/kg<text:line-break/>Banana figo – R$ 6,50/kg<text:line-break/>Banana maçã – R$ 6,90/kg<text:line-break/>Manga espada – R$ 3,50/kg<text:line-break/>Manga rosa – R$ 4,00/kg<text:line-break/>Abacaxi – R$ 7,00/unidade<text:line-break/>Mamão – R$ 5,00/kg<text:line-break/>Maracujá – R$ 8,50/kg<text:line-break/>Goiaba – R$ 6,50/kg<text:line-break/>Coco – R$ 6,00/unidade<text:line-break/>Caju – R$ 9,00/kg<text:line-break/>Melancia – R$ 3,00/kg<text:line-break/>Melão – R$ 5,50/kg<text:line-break/>Maçã verde – R$ 12,00/kg<text:line-break/>Maçã vermelha – R$ 10,00/kg<text:line-break/>Pera – R$ 13,50/kg<text:line-break/>Uva verde – R$ 15,00/kg<text:line-break/>Uva roxa – R$ 14,50/kg<text:line-break/>Morango – R$ 12,00/kg<text:line-break/>Laranja – R$ 4,50/kg<text:line-break/>Limão Taiti – R$ 3,80/kg<text:line-break/>Tangerina – R$ 6,00/kg<text:line-break/></text:p>
      <text:p text:style-name="P3">Batata – R$ 5,00/kg<text:line-break/>Batata-doce – R$ 4,50/kg<text:line-break/>Cenoura – R$ 5,50/kg<text:line-break/>Beterraba – R$ 5,80/kg<text:line-break/>Tomate – R$ 7,50/kg<text:line-break/>Abóbora – R$ 4,00/kg<text:line-break/>Chuchu – R$ 3,50/kg<text:line-break/>Pepino – R$ 4,20/kg<text:line-break/>Berinjela – R$ 6,00/kg<text:line-break/>Pimentão verde – R$ 7,00/kg<text:line-break/>Pimentão amarelo – R$ 9,50/kg<text:line-break/>Pimentão vermelho – R$ 10,00/kg<text:line-break/>Quiabo – R$ 8,00/kg<text:line-break/>Cebola roxa – R$ 6,50/kg<text:line-break/>Cebola branca – R$ 5,50/kg<text:line-break/>Cebola amarela – R$ 6,00/kg<text:line-break/>Alho – R$ 30,00/kg<text:line-break/><text:line-break/>Couve-flor – R$ 9,00/unidade<text:line-break/>Brócolis – R$ 10,00/unidade<text:line-break/>Repolho – R$ 6,50/unidade<text:line-break/>Alface – R$ 4,00/unidade<text:line-break/>Coentro – R$ 2,50/maço<text:line-break/>Cebolinha – R$ 3,00/maço</text:p>
      <text:p text:style-name="P3"/>
      <text:p text:style-name="P3"><text:soft-page-break/>Sardinha 85g – 4,00 R$</text:p>
      <text:p text:style-name="P3"/>
      <text:p text:style-name="P1">Mercearia</text:p>
      <text:p text:style-name="P3"/>
      <text:p text:style-name="P3">Arroz 1kg – 6,00 R$</text:p>
      <text:p text:style-name="P3"/>
      <text:p text:style-name="P3">Feijão-preto 1kg – 10,00 R$</text:p>
      <text:p text:style-name="P3"/>
      <text:p text:style-name="P3">Feijão branco 1kg – 12,00 R$</text:p>
      <text:p text:style-name="P3"/>
      <text:p text:style-name="P3">Feijão-carioca 1kg – 8,00 R$</text:p>
      <text:p text:style-name="P3"/>
      <text:p text:style-name="P3">Farinha de trigo 1kg – 6,00 R$</text:p>
      <text:p text:style-name="P3"/>
      <text:p text:style-name="P3">Farinha de mandioca 1kg – 7,00 R$</text:p>
      <text:p text:style-name="P3"/>
      <text:p text:style-name="P3">Farofa de mandioca pronta 500g – 10,00 R$</text:p>
      <text:p text:style-name="P3"/>
      <text:p text:style-name="P3">Polvilho azedo 1kg – 12,00 R$</text:p>
      <text:p text:style-name="P3"/>
      <text:p text:style-name="P3">Polvilho doce 1kg – 12,00 R$</text:p>
      <text:p text:style-name="P3"/>
      <text:p text:style-name="P3">Milho verde 1kg – 8,00 R$</text:p>
      <text:p text:style-name="P3"/>
      <text:p text:style-name="P3">Óleo de soja 900ml – 8,00 R$</text:p>
      <text:p text:style-name="P3"/>
      <text:p text:style-name="P3">Vinagre de álcool 750ml – 5,00 R$</text:p>
      <text:p text:style-name="P3"/>
      <text:p text:style-name="P3">Condimento tempero baiano 100g – 6,00 R$</text:p>
      <text:p text:style-name="P3"/>
      <text:p text:style-name="P3">Pimenta-do-reino 50g – 5,00 R$</text:p>
      <text:p text:style-name="P3"/>
      <text:p text:style-name="P3">Páprica (doce, picante, defumada) 50g – 8,00 R$</text:p>
      <text:p text:style-name="P3"/>
      <text:p text:style-name="P3">Cominho 50g – 5,00 R$</text:p>
      <text:p text:style-name="P3"/>
      <text:p text:style-name="P3">Orégano 30g – 4,00 R$</text:p>
      <text:p text:style-name="P3"/>
      <text:p text:style-name="P3">Alecrim 30g – 5,00 R$</text:p>
      <text:p text:style-name="P3"/>
      <text:p text:style-name="P3">Tomilho 30g – 5,00 R$</text:p>
      <text:p text:style-name="P3"/>
      <text:p text:style-name="P3">Manjericão 30g – 5,00 R$</text:p>
      <text:p text:style-name="P3"/>
      <text:p text:style-name="P3">Noz-moscada 30g – 8,00 R$</text:p>
      <text:p text:style-name="P3"/>
      <text:p text:style-name="P3">Canela 50g – 6,00 R$</text:p>
      <text:p text:style-name="P3"/>
      <text:p text:style-name="P3">Cravo-da-índia 50g – 6,00 R$</text:p>
      <text:p text:style-name="P3"/>
      <text:p text:style-name="P3">Curry 50g – 8,00 R$</text:p>
      <text:p text:style-name="P3"/>
      <text:p text:style-name="P3"><text:soft-page-break/>Gengibre em pó 50g – 7,00 R$</text:p>
      <text:p text:style-name="P3"/>
      <text:p text:style-name="P3">Coentro (sementes ou moído) 50g – 5,00 R$</text:p>
      <text:p text:style-name="P3"/>
      <text:p text:style-name="P3">Mostarda em pó 50g – 6,00 R$</text:p>
      <text:p text:style-name="P3"/>
      <text:p text:style-name="P3">Açafrão 50g – 8,00 R$</text:p>
      <text:p text:style-name="P3"/>
      <text:p text:style-name="P3">Café 500g – 15,00 R$</text:p>
      <text:p text:style-name="P3"/>
      <text:p text:style-name="P3">Açúcar de confeiteiro 500g – 7,00 R$</text:p>
      <text:p text:style-name="P3"/>
      <text:p text:style-name="P3">Açúcar refinado 1kg – 5,00 R$</text:p>
      <text:p text:style-name="P3"/>
      <text:p text:style-name="P3">Açúcar cristal 1kg – 5,00 R$</text:p>
      <text:p text:style-name="P3"/>
      <text:p text:style-name="P3">Açúcar demerara 1kg – 7,00 R$</text:p>
      <text:p text:style-name="P3"/>
      <text:p text:style-name="P3">Açúcar mascavo 1kg – 8,00 R$</text:p>
      <text:p text:style-name="P3"/>
      <text:p text:style-name="P3">Cevada 1kg – 10,00 R$</text:p>
      <text:p text:style-name="P3"/>
      <text:p text:style-name="P3">Salgadinho sabor queijo 100g – 4,00 R$</text:p>
      <text:p text:style-name="P3"/>
      <text:p text:style-name="P3">Amendoim cru 1kg – 15,00 R$</text:p>
      <text:p text:style-name="P3"/>
      <text:p text:style-name="P3">Amendoim sem pele assado 1kg – 17,00 R$</text:p>
      <text:p text:style-name="P3"/>
      <text:p text:style-name="P3">Amendoim com pele assado 1kg – 16,00 R$</text:p>
      <text:p text:style-name="P3"/>
      <text:p text:style-name="P3">Amendoim japonês 200g – 10,00 R$</text:p>
      <text:p text:style-name="P3"/>
      <text:p text:style-name="P3">Amendoim temperado 200g – 10,00 R$</text:p>
      <text:p text:style-name="P3"/>
      <text:p text:style-name="P3">Molho de tomate em sachê 340g – 4,00 R$</text:p>
      <text:p text:style-name="P3"/>
      <text:p text:style-name="P3">Fermento biológico seco 10g – 3,00 R$</text:p>
      <text:p text:style-name="P3"/>
      <text:p text:style-name="P3">Fermento em pó 100g – 4,00 R$</text:p>
      <text:p text:style-name="P3"/>
      <text:p text:style-name="P3">Farinha de rosca 500g – 7,00 R$</text:p>
      <text:p text:style-name="P3"/>
      <text:p text:style-name="P3">Biscoito salgado quadrado 200g – 5,00 R$</text:p>
      <text:p text:style-name="P3"/>
      <text:p text:style-name="P3">Biscoito doce redondo 200g – 6,00 R$</text:p>
      <text:p text:style-name="P3"/>
      <text:p text:style-name="P3">Pão de forma 500g – 10,00 R$</text:p>
      <text:p text:style-name="P3"/>
      <text:p text:style-name="P3">Massa de bolo pronta sabor chocolate 400g – 12,00 R$</text:p>
      <text:p text:style-name="P3"/>
      <text:p text:style-name="P3">Leite UHT integral 1 litro – 5,00 R$</text:p>
      <text:p text:style-name="P3"/>
      <text:p text:style-name="P3"><text:soft-page-break/>Leite em pó 400g – 15,00 R$</text:p>
      <text:p text:style-name="P3"/>
      <text:p text:style-name="P3">Adoçante 50ml – 6,00 R$</text:p>
      <text:p text:style-name="P3"/>
      <text:p text:style-name="P3">Maionese 500g – 10,00 R$</text:p>
      <text:p text:style-name="P3"/>
      <text:p text:style-name="P3">Macarrão instantâneo ensacado sabor galinha 85g – 2,50 R$</text:p>
      <text:p text:style-name="P3"/>
      <text:p text:style-name="P3">Macarrão instantâneo em copo 70g – 4,00 R$</text:p>
      <text:p text:style-name="P3"/>
      <text:p text:style-name="P3">Suco em pó solúvel sabor abacaxi 200g – 7,00 R$</text:p>
      <text:p text:style-name="P3"/>
      <text:p text:style-name="P3">Tempero em pó sabor carne 100g – 5,00 R$</text:p>
      <text:p text:style-name="P3"/>
      <text:p text:style-name="P3">Tempero em cubos sabor galinha 100g – 5,00 R$</text:p>
      <text:p text:style-name="P3"/>
      <text:p text:style-name="P3">Tempero em cubos sabor boi 100g – 5,00 R$</text:p>
      <text:p text:style-name="P3"/>
      <text:p text:style-name="P3"/>
      <text:p text:style-name="P4">Frios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Light SemiCondensed" svg:font-family="'Bahnschrift Light SemiCondensed'" style:font-adornments="Light SemiCondensed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7:07:53.297000000</meta:creation-date>
    <dc:date>2025-02-22T19:58:31.752000000</dc:date>
    <meta:editing-duration>PT1H41M21S</meta:editing-duration>
    <meta:editing-cycles>5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65" meta:word-count="497" meta:character-count="3023" meta:non-whitespace-character-count="2482"/>
  </office:meta>
</office:document-meta>
</file>